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text-properties fo:font-weight="normal" officeooo:rsid="000d580f" officeooo:paragraph-rsid="000d580f" style:font-weight-asian="normal" style:font-weight-complex="normal"/>
    </style:style>
    <style:style style:name="P2" style:family="paragraph" style:parent-style-name="Standard">
      <style:paragraph-properties fo:text-align="justify" style:justify-single-word="false"/>
      <style:text-properties fo:font-weight="normal" officeooo:rsid="000ebff1" officeooo:paragraph-rsid="000ebff1" style:font-weight-asian="normal" style:font-weight-complex="normal"/>
    </style:style>
    <style:style style:name="P3" style:family="paragraph" style:parent-style-name="Standard">
      <style:paragraph-properties fo:text-align="justify" style:justify-single-word="false"/>
      <style:text-properties fo:font-weight="normal" officeooo:rsid="0015b7ec" officeooo:paragraph-rsid="0015b7ec" style:font-weight-asian="normal" style:font-weight-complex="normal"/>
    </style:style>
    <style:style style:name="P4" style:family="paragraph" style:parent-style-name="Standard">
      <style:paragraph-properties fo:text-align="justify" style:justify-single-word="false"/>
      <style:text-properties fo:font-weight="normal" officeooo:rsid="00179677" officeooo:paragraph-rsid="00179677" style:font-weight-asian="normal" style:font-weight-complex="normal"/>
    </style:style>
    <style:style style:name="P5" style:family="paragraph" style:parent-style-name="Standard">
      <style:paragraph-properties fo:text-align="justify" style:justify-single-word="false"/>
      <style:text-properties fo:font-weight="normal" officeooo:rsid="001b3b50" officeooo:paragraph-rsid="001b3b50" style:font-weight-asian="normal" style:font-weight-complex="normal"/>
    </style:style>
    <style:style style:name="P6" style:family="paragraph" style:parent-style-name="Standard">
      <style:paragraph-properties fo:text-align="justify" style:justify-single-word="false"/>
      <style:text-properties fo:font-weight="normal" officeooo:rsid="00232e77" officeooo:paragraph-rsid="00232e77" style:font-weight-asian="normal" style:font-weight-complex="normal"/>
    </style:style>
    <style:style style:name="P7" style:family="paragraph" style:parent-style-name="Standard">
      <style:paragraph-properties fo:text-align="justify" style:justify-single-word="false"/>
      <style:text-properties fo:font-weight="normal" officeooo:rsid="00232e77" officeooo:paragraph-rsid="00239970" style:font-weight-asian="normal" style:font-weight-complex="normal"/>
    </style:style>
    <style:style style:name="P8" style:family="paragraph" style:parent-style-name="Standard">
      <style:paragraph-properties fo:text-align="justify" style:justify-single-word="false"/>
      <style:text-properties fo:font-weight="normal" officeooo:rsid="000ca8db" officeooo:paragraph-rsid="000ca8db" style:font-weight-asian="normal" style:font-weight-complex="normal"/>
    </style:style>
    <style:style style:name="P9" style:family="paragraph" style:parent-style-name="Standard">
      <style:paragraph-properties fo:text-align="justify" style:justify-single-word="false"/>
      <style:text-properties fo:font-weight="normal" officeooo:rsid="000df547" officeooo:paragraph-rsid="000df547" style:font-weight-asian="normal" style:font-weight-complex="normal"/>
    </style:style>
    <style:style style:name="P10" style:family="paragraph" style:parent-style-name="Standard">
      <style:paragraph-properties fo:text-align="justify" style:justify-single-word="false"/>
      <style:text-properties fo:font-weight="normal" officeooo:rsid="00117b6a" officeooo:paragraph-rsid="00117b6a" style:font-weight-asian="normal" style:font-weight-complex="normal"/>
    </style:style>
    <style:style style:name="P11" style:family="paragraph" style:parent-style-name="Standard">
      <style:paragraph-properties fo:text-align="justify" style:justify-single-word="false"/>
      <style:text-properties fo:font-weight="normal" officeooo:rsid="00145199" officeooo:paragraph-rsid="00145199" style:font-weight-asian="normal" style:font-weight-complex="normal"/>
    </style:style>
    <style:style style:name="P12" style:family="paragraph" style:parent-style-name="Standard">
      <style:paragraph-properties fo:text-align="justify" style:justify-single-word="false"/>
      <style:text-properties fo:font-weight="normal" officeooo:rsid="001cf52d" officeooo:paragraph-rsid="001cf52d" style:font-weight-asian="normal" style:font-weight-complex="normal"/>
    </style:style>
    <style:style style:name="P13" style:family="paragraph" style:parent-style-name="Standard">
      <style:paragraph-properties fo:text-align="justify" style:justify-single-word="false"/>
      <style:text-properties fo:font-weight="normal" officeooo:rsid="002210e8" officeooo:paragraph-rsid="002210e8" style:font-weight-asian="normal" style:font-weight-complex="normal"/>
    </style:style>
    <style:style style:name="P14" style:family="paragraph" style:parent-style-name="Standard">
      <style:paragraph-properties fo:text-align="justify" style:justify-single-word="false"/>
      <style:text-properties fo:font-weight="normal" officeooo:rsid="0025f563" officeooo:paragraph-rsid="0025f563" style:font-weight-asian="normal" style:font-weight-complex="normal"/>
    </style:style>
    <style:style style:name="P15" style:family="paragraph" style:parent-style-name="Standard">
      <style:paragraph-properties fo:text-align="justify" style:justify-single-word="false"/>
      <style:text-properties fo:font-weight="normal" officeooo:rsid="00288bf8" officeooo:paragraph-rsid="00288bf8" style:font-weight-asian="normal" style:font-weight-complex="normal"/>
    </style:style>
    <style:style style:name="P16" style:family="paragraph" style:parent-style-name="Standard">
      <style:paragraph-properties fo:text-align="justify" style:justify-single-word="false"/>
      <style:text-properties fo:font-weight="bold" officeooo:rsid="00117b6a" officeooo:paragraph-rsid="00117b6a" style:font-weight-asian="bold" style:font-weight-complex="bold"/>
    </style:style>
    <style:style style:name="P17" style:family="paragraph" style:parent-style-name="Standard">
      <style:paragraph-properties fo:text-align="justify" style:justify-single-word="false"/>
      <style:text-properties fo:font-weight="bold" officeooo:rsid="00179677" officeooo:paragraph-rsid="00179677" style:font-weight-asian="bold" style:font-weight-complex="bold"/>
    </style:style>
    <style:style style:name="P18" style:family="paragraph" style:parent-style-name="Standard">
      <style:paragraph-properties fo:text-align="justify" style:justify-single-word="false"/>
      <style:text-properties fo:font-weight="bold" officeooo:rsid="001b3b50" officeooo:paragraph-rsid="001b3b50" style:font-weight-asian="bold" style:font-weight-complex="bold"/>
    </style:style>
    <style:style style:name="P19" style:family="paragraph" style:parent-style-name="Standard">
      <style:paragraph-properties fo:text-align="justify" style:justify-single-word="false"/>
      <style:text-properties fo:font-weight="bold" officeooo:rsid="001cf52d" officeooo:paragraph-rsid="001cf52d" style:font-weight-asian="bold" style:font-weight-complex="bold"/>
    </style:style>
    <style:style style:name="P20" style:family="paragraph" style:parent-style-name="Standard">
      <style:paragraph-properties fo:text-align="justify" style:justify-single-word="false"/>
      <style:text-properties fo:font-weight="bold" officeooo:rsid="002210e8" officeooo:paragraph-rsid="002210e8" style:font-weight-asian="bold" style:font-weight-complex="bold"/>
    </style:style>
    <style:style style:name="P21" style:family="paragraph" style:parent-style-name="Standard">
      <style:paragraph-properties fo:text-align="justify" style:justify-single-word="false"/>
      <style:text-properties fo:font-weight="bold" officeooo:rsid="0025f563" officeooo:paragraph-rsid="0025f563" style:font-weight-asian="bold" style:font-weight-complex="bold"/>
    </style:style>
    <style:style style:name="P22" style:family="paragraph" style:parent-style-name="Standard">
      <style:paragraph-properties fo:text-align="justify" style:justify-single-word="false"/>
      <style:text-properties fo:font-weight="bold" officeooo:rsid="00288bf8" officeooo:paragraph-rsid="00288bf8" style:font-weight-asian="bold" style:font-weight-complex="bold"/>
    </style:style>
    <style:style style:name="P23" style:family="paragraph" style:parent-style-name="Standard">
      <style:paragraph-properties fo:text-align="justify" style:justify-single-word="false"/>
      <style:text-properties fo:font-weight="bold" officeooo:rsid="00099f54" officeooo:paragraph-rsid="00099f54" style:font-weight-asian="bold" style:font-weight-complex="bold"/>
    </style:style>
    <style:style style:name="P24" style:family="paragraph" style:parent-style-name="Standard">
      <style:paragraph-properties fo:text-align="justify" style:justify-single-word="false"/>
      <style:text-properties fo:font-weight="bold" officeooo:rsid="000ca8db" officeooo:paragraph-rsid="000ca8db" style:font-weight-asian="bold" style:font-weight-complex="bold"/>
    </style:style>
    <style:style style:name="P25" style:family="paragraph" style:parent-style-name="Standard">
      <style:paragraph-properties fo:text-align="justify" style:justify-single-word="false"/>
      <style:text-properties fo:font-weight="bold" officeooo:rsid="000d580f" officeooo:paragraph-rsid="000d580f" style:font-weight-asian="bold" style:font-weight-complex="bold"/>
    </style:style>
    <style:style style:name="P26" style:family="paragraph" style:parent-style-name="Standard">
      <style:paragraph-properties fo:text-align="justify" style:justify-single-word="false"/>
      <style:text-properties fo:font-weight="bold" officeooo:rsid="000df547" officeooo:paragraph-rsid="000df547" style:font-weight-asian="bold" style:font-weight-complex="bold"/>
    </style:style>
    <style:style style:name="P27" style:family="paragraph" style:parent-style-name="Standard">
      <style:paragraph-properties fo:text-align="justify" style:justify-single-word="false"/>
      <style:text-properties fo:font-weight="bold" officeooo:rsid="000e1aef" officeooo:paragraph-rsid="000e1aef" style:font-weight-asian="bold" style:font-weight-complex="bold"/>
    </style:style>
    <style:style style:name="P28" style:family="paragraph" style:parent-style-name="Standard">
      <style:paragraph-properties fo:text-align="justify" style:justify-single-word="false"/>
      <style:text-properties fo:font-weight="bold" officeooo:rsid="0015b7ec" officeooo:paragraph-rsid="0015b7ec" style:font-weight-asian="bold" style:font-weight-complex="bold"/>
    </style:style>
    <style:style style:name="P29" style:family="paragraph" style:parent-style-name="Standard">
      <style:paragraph-properties fo:text-align="justify" style:justify-single-word="false"/>
      <style:text-properties officeooo:rsid="001cf52d" officeooo:paragraph-rsid="001cf52d"/>
    </style:style>
    <style:style style:name="P30" style:family="paragraph" style:parent-style-name="Standard">
      <style:paragraph-properties fo:text-align="justify" style:justify-single-word="false"/>
      <style:text-properties officeooo:rsid="0025f563" officeooo:paragraph-rsid="0025f563"/>
    </style:style>
    <style:style style:name="P31" style:family="paragraph" style:parent-style-name="Standard">
      <style:paragraph-properties fo:text-align="justify" style:justify-single-word="false"/>
      <style:text-properties style:text-underline-style="solid" style:text-underline-width="auto" style:text-underline-color="font-color" fo:font-weight="normal" officeooo:rsid="002d3252" officeooo:paragraph-rsid="002d3252" style:font-weight-asian="normal" style:font-weight-complex="normal"/>
    </style:style>
    <style:style style:name="P32" style:family="paragraph" style:parent-style-name="Standard">
      <style:paragraph-properties fo:text-align="justify" style:justify-single-word="false"/>
      <style:text-properties style:text-underline-style="solid" style:text-underline-width="auto" style:text-underline-color="font-color" fo:font-weight="normal" officeooo:rsid="00288bf8" officeooo:paragraph-rsid="00288bf8" style:font-weight-asian="normal" style:font-weight-complex="normal"/>
    </style:style>
    <style:style style:name="P33" style:family="paragraph" style:parent-style-name="Standard">
      <style:paragraph-properties fo:text-align="justify" style:justify-single-word="false"/>
      <style:text-properties style:text-underline-style="none" officeooo:rsid="00288bf8" officeooo:paragraph-rsid="00288bf8"/>
    </style:style>
    <style:style style:name="P34" style:family="paragraph" style:parent-style-name="Standard">
      <style:paragraph-properties fo:text-align="justify" style:justify-single-word="false"/>
      <style:text-properties style:text-underline-style="none" officeooo:rsid="002b32c1" officeooo:paragraph-rsid="002b32c1"/>
    </style:style>
    <style:style style:name="P35" style:family="paragraph" style:parent-style-name="Standard">
      <style:paragraph-properties fo:text-align="justify" style:justify-single-word="false"/>
      <style:text-properties style:text-underline-style="none" officeooo:rsid="002ba9aa" officeooo:paragraph-rsid="002ba9aa"/>
    </style:style>
    <style:style style:name="P36" style:family="paragraph" style:parent-style-name="Standard">
      <style:paragraph-properties fo:text-align="justify" style:justify-single-word="false"/>
      <style:text-properties style:text-underline-style="none" officeooo:rsid="002d193b" officeooo:paragraph-rsid="002d193b"/>
    </style:style>
    <style:style style:name="P37" style:family="paragraph" style:parent-style-name="Standard">
      <style:paragraph-properties fo:text-align="justify" style:justify-single-word="false"/>
      <style:text-properties style:text-underline-style="none" fo:font-weight="bold" officeooo:rsid="002d3252" officeooo:paragraph-rsid="002d3252" style:font-weight-asian="bold" style:font-weight-complex="bold"/>
    </style:style>
    <style:style style:name="P38" style:family="paragraph" style:parent-style-name="Standard">
      <style:paragraph-properties fo:text-align="justify" style:justify-single-word="false"/>
      <style:text-properties style:text-underline-style="none" fo:font-weight="bold" officeooo:rsid="002e50cd" officeooo:paragraph-rsid="002e50cd" style:font-weight-asian="bold" style:font-weight-complex="bold"/>
    </style:style>
    <style:style style:name="P39" style:family="paragraph" style:parent-style-name="Standard">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40" style:family="paragraph" style:parent-style-name="Standard">
      <style:paragraph-properties fo:text-align="justify" style:justify-single-word="false"/>
      <style:text-properties style:text-underline-style="none" fo:font-weight="normal" officeooo:rsid="002e071e" officeooo:paragraph-rsid="002e071e" style:font-weight-asian="normal" style:font-weight-complex="normal"/>
    </style:style>
    <style:style style:name="P41" style:family="paragraph" style:parent-style-name="Standard">
      <style:paragraph-properties fo:text-align="justify" style:justify-single-word="false"/>
      <style:text-properties style:text-underline-style="none" fo:font-weight="normal" officeooo:rsid="002e50cd" officeooo:paragraph-rsid="002e50cd" style:font-weight-asian="normal" style:font-weight-complex="normal"/>
    </style:style>
    <style:style style:name="P42" style:family="paragraph" style:parent-style-name="Standard">
      <style:paragraph-properties fo:text-align="justify" style:justify-single-word="false"/>
      <style:text-properties style:text-underline-style="none" fo:font-weight="normal" officeooo:rsid="002e8470" officeooo:paragraph-rsid="002e8470" style:font-weight-asian="normal" style:font-weight-complex="normal"/>
    </style:style>
    <style:style style:name="P43" style:family="paragraph" style:parent-style-name="Standard">
      <style:paragraph-properties fo:text-align="justify" style:justify-single-word="false"/>
      <style:text-properties style:text-underline-style="none" fo:font-weight="normal" officeooo:rsid="00288bf8" officeooo:paragraph-rsid="00288bf8" style:font-weight-asian="normal" style:font-weight-complex="normal"/>
    </style:style>
    <style:style style:name="P44" style:family="paragraph" style:parent-style-name="Standard">
      <style:paragraph-properties fo:text-align="justify" style:justify-single-word="false"/>
      <style:text-properties style:text-underline-style="none" fo:font-weight="normal" officeooo:rsid="002ba9aa" officeooo:paragraph-rsid="002ba9aa" style:font-weight-asian="normal" style:font-weight-complex="normal"/>
    </style:style>
    <style:style style:name="P45" style:family="paragraph" style:parent-style-name="Standard">
      <style:paragraph-properties fo:text-align="justify" style:justify-single-word="false"/>
      <style:text-properties style:text-underline-style="none" fo:font-weight="normal" officeooo:rsid="002d193b" officeooo:paragraph-rsid="002d193b" style:font-weight-asian="normal" style:font-weight-complex="normal"/>
    </style:style>
    <style:style style:name="P46" style:family="paragraph" style:parent-style-name="Standard">
      <style:paragraph-properties fo:text-align="justify" style:justify-single-word="false"/>
      <style:text-properties fo:color="#800000" fo:font-weight="bold" officeooo:rsid="0001781c" officeooo:paragraph-rsid="0001781c" style:font-weight-asian="bold" style:font-weight-complex="bold"/>
    </style:style>
    <style:style style:name="P47" style:family="paragraph" style:parent-style-name="Standard">
      <style:paragraph-properties fo:text-align="center" style:justify-single-word="false"/>
      <style:text-properties fo:color="#800000" style:text-underline-style="none" fo:font-weight="normal" officeooo:rsid="00327b00" officeooo:paragraph-rsid="00327b00" style:font-weight-asian="normal" style:font-weight-complex="normal"/>
    </style:style>
    <style:style style:name="P48" style:family="paragraph" style:parent-style-name="Standard">
      <style:paragraph-properties fo:text-align="center" style:justify-single-word="false"/>
      <style:text-properties fo:color="#800000" style:text-underline-style="none" fo:font-weight="normal" officeooo:rsid="003f0c8b" officeooo:paragraph-rsid="003f0c8b" style:font-weight-asian="normal" style:font-weight-complex="normal"/>
    </style:style>
    <style:style style:name="P49" style:family="paragraph" style:parent-style-name="Standard">
      <style:paragraph-properties fo:text-align="justify" style:justify-single-word="false"/>
      <style:text-properties officeooo:rsid="0001781c" officeooo:paragraph-rsid="0001781c"/>
    </style:style>
    <style:style style:name="P50" style:family="paragraph" style:parent-style-name="Standard">
      <style:paragraph-properties fo:text-align="justify" style:justify-single-word="false"/>
      <style:text-properties officeooo:rsid="00024e1b" officeooo:paragraph-rsid="00024e1b"/>
    </style:style>
    <style:style style:name="P51" style:family="paragraph" style:parent-style-name="Standard">
      <style:paragraph-properties fo:text-align="justify" style:justify-single-word="false"/>
      <style:text-properties officeooo:rsid="0003e8ff" officeooo:paragraph-rsid="0003e8ff"/>
    </style:style>
    <style:style style:name="P52" style:family="paragraph" style:parent-style-name="Standard">
      <style:paragraph-properties fo:text-align="justify" style:justify-single-word="false"/>
      <style:text-properties officeooo:rsid="00052d4f" officeooo:paragraph-rsid="00052d4f"/>
    </style:style>
    <style:style style:name="P53" style:family="paragraph" style:parent-style-name="Standard">
      <style:paragraph-properties fo:text-align="justify" style:justify-single-word="false"/>
      <style:text-properties officeooo:rsid="00072ba2" officeooo:paragraph-rsid="00072ba2"/>
    </style:style>
    <style:style style:name="P54" style:family="paragraph" style:parent-style-name="Standard">
      <style:paragraph-properties fo:text-align="justify" style:justify-single-word="false"/>
      <style:text-properties officeooo:rsid="0008cffe" officeooo:paragraph-rsid="0008cffe"/>
    </style:style>
    <style:style style:name="P55" style:family="paragraph" style:parent-style-name="Standard">
      <style:paragraph-properties fo:text-align="justify" style:justify-single-word="false"/>
      <style:text-properties officeooo:rsid="0008cffe" officeooo:paragraph-rsid="00099f54"/>
    </style:style>
    <style:style style:name="P56" style:family="paragraph" style:parent-style-name="Standard">
      <style:paragraph-properties fo:text-align="justify" style:justify-single-word="false"/>
      <style:text-properties officeooo:rsid="00099f54" officeooo:paragraph-rsid="00099f54"/>
    </style:style>
    <style:style style:name="P57" style:family="paragraph" style:parent-style-name="Standard">
      <style:paragraph-properties fo:text-align="justify" style:justify-single-word="false"/>
      <style:text-properties officeooo:rsid="000ab59f" officeooo:paragraph-rsid="000ab59f"/>
    </style:style>
    <style:style style:name="P58" style:family="paragraph" style:parent-style-name="Standard">
      <style:paragraph-properties fo:text-align="start" style:justify-single-word="false"/>
      <style:text-properties fo:color="#000000" style:text-underline-style="none" fo:font-weight="normal" officeooo:rsid="003392a6" officeooo:paragraph-rsid="003392a6" style:font-weight-asian="normal" style:font-weight-complex="normal"/>
    </style:style>
    <style:style style:name="P59" style:family="paragraph" style:parent-style-name="Standard">
      <style:paragraph-properties fo:text-align="start" style:justify-single-word="false"/>
      <style:text-properties fo:color="#000000" style:text-underline-style="none" fo:font-weight="normal" officeooo:rsid="0033dded" officeooo:paragraph-rsid="0033dded" style:font-weight-asian="normal" style:font-weight-complex="normal"/>
    </style:style>
    <style:style style:name="P60" style:family="paragraph" style:parent-style-name="Standard">
      <style:paragraph-properties fo:text-align="start" style:justify-single-word="false"/>
      <style:text-properties fo:color="#000000" style:text-underline-style="none" fo:font-weight="normal" officeooo:rsid="0037c5b7" officeooo:paragraph-rsid="0037c5b7" style:font-weight-asian="normal" style:font-weight-complex="normal"/>
    </style:style>
    <style:style style:name="P61" style:family="paragraph" style:parent-style-name="Standard">
      <style:paragraph-properties fo:text-align="start" style:justify-single-word="false"/>
      <style:text-properties fo:color="#000000" style:text-underline-style="none" fo:font-weight="normal" officeooo:rsid="00397fdc" officeooo:paragraph-rsid="00397fdc" style:font-weight-asian="normal" style:font-weight-complex="normal"/>
    </style:style>
    <style:style style:name="P62" style:family="paragraph" style:parent-style-name="Standard">
      <style:paragraph-properties fo:text-align="start" style:justify-single-word="false"/>
      <style:text-properties fo:color="#000000" style:text-underline-style="none" fo:font-weight="normal" officeooo:rsid="003d02f3" officeooo:paragraph-rsid="003d02f3" style:font-weight-asian="normal" style:font-weight-complex="normal"/>
    </style:style>
    <style:style style:name="P63" style:family="paragraph" style:parent-style-name="Standard">
      <style:paragraph-properties fo:text-align="start" style:justify-single-word="false"/>
      <style:text-properties fo:color="#000000" style:text-underline-style="none" fo:font-weight="normal" officeooo:rsid="003f0c8b" officeooo:paragraph-rsid="003f0c8b" style:font-weight-asian="normal" style:font-weight-complex="normal"/>
    </style:style>
    <style:style style:name="P64" style:family="paragraph" style:parent-style-name="Standard">
      <style:paragraph-properties fo:text-align="start" style:justify-single-word="false"/>
      <style:text-properties fo:color="#000000" style:text-underline-style="none" fo:font-weight="normal" officeooo:rsid="003ffc88" officeooo:paragraph-rsid="003ffc88" style:font-weight-asian="normal" style:font-weight-complex="normal"/>
    </style:style>
    <style:style style:name="P65" style:family="paragraph" style:parent-style-name="Standard">
      <style:paragraph-properties fo:text-align="start" style:justify-single-word="false"/>
      <style:text-properties fo:color="#000000" style:text-underline-style="none" fo:font-weight="normal" officeooo:rsid="0041c0ef" officeooo:paragraph-rsid="0041c0ef" style:font-weight-asian="normal" style:font-weight-complex="normal"/>
    </style:style>
    <style:style style:name="P66" style:family="paragraph" style:parent-style-name="Standard">
      <style:paragraph-properties fo:text-align="start" style:justify-single-word="false"/>
      <style:text-properties fo:color="#000000" style:text-underline-style="none" fo:font-weight="normal" officeooo:rsid="004328ca" officeooo:paragraph-rsid="004328ca" style:font-weight-asian="normal" style:font-weight-complex="normal"/>
    </style:style>
    <style:style style:name="P67" style:family="paragraph" style:parent-style-name="Standard">
      <style:paragraph-properties fo:text-align="start" style:justify-single-word="false"/>
      <style:text-properties fo:color="#000000" style:text-underline-style="none" fo:font-weight="normal" officeooo:rsid="00439fc1" officeooo:paragraph-rsid="00439fc1" style:font-weight-asian="normal" style:font-weight-complex="normal"/>
    </style:style>
    <style:style style:name="P68" style:family="paragraph" style:parent-style-name="Standard">
      <style:paragraph-properties fo:text-align="start" style:justify-single-word="false"/>
      <style:text-properties fo:color="#000000" style:text-underline-style="none" fo:font-weight="normal" officeooo:rsid="0044d060" officeooo:paragraph-rsid="0044d060" style:font-weight-asian="normal" style:font-weight-complex="normal"/>
    </style:style>
    <style:style style:name="P69" style:family="paragraph" style:parent-style-name="Standard">
      <style:paragraph-properties fo:text-align="start" style:justify-single-word="false"/>
      <style:text-properties fo:color="#000000" style:text-underline-style="none" fo:font-weight="normal" officeooo:rsid="0046f614" officeooo:paragraph-rsid="0046f614" style:font-weight-asian="normal" style:font-weight-complex="normal"/>
    </style:style>
    <style:style style:name="P70" style:family="paragraph" style:parent-style-name="Standard">
      <style:paragraph-properties fo:text-align="start" style:justify-single-word="false"/>
      <style:text-properties fo:color="#000000" style:text-underline-style="none" fo:font-weight="normal" officeooo:rsid="004a0ab1" officeooo:paragraph-rsid="004a0ab1" style:font-weight-asian="normal" style:font-weight-complex="normal"/>
    </style:style>
    <style:style style:name="P71" style:family="paragraph" style:parent-style-name="Standard">
      <style:paragraph-properties fo:text-align="start" style:justify-single-word="false"/>
      <style:text-properties fo:color="#000000" style:text-underline-style="none" fo:font-weight="normal" officeooo:rsid="004bb73e" officeooo:paragraph-rsid="004bb73e" style:font-weight-asian="normal" style:font-weight-complex="normal"/>
    </style:style>
    <style:style style:name="P72" style:family="paragraph" style:parent-style-name="Standard">
      <style:paragraph-properties fo:text-align="start" style:justify-single-word="false"/>
      <style:text-properties fo:color="#000000" style:text-underline-style="none" fo:font-weight="normal" officeooo:rsid="004da48a" officeooo:paragraph-rsid="004da48a" style:font-weight-asian="normal" style:font-weight-complex="normal"/>
    </style:style>
    <style:style style:name="P73" style:family="paragraph" style:parent-style-name="Standard">
      <style:paragraph-properties fo:text-align="start" style:justify-single-word="false"/>
      <style:text-properties fo:color="#000000" style:text-underline-style="solid" style:text-underline-width="auto" style:text-underline-color="font-color" fo:font-weight="normal" officeooo:rsid="0041c0ef" officeooo:paragraph-rsid="0041c0ef" style:font-weight-asian="normal" style:font-weight-complex="normal"/>
    </style:style>
    <style:style style:name="P74"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bold" officeooo:rsid="004da48a" officeooo:paragraph-rsid="004da48a" style:font-weight-asian="normal" style:font-weight-complex="normal"/>
    </style:style>
    <style:style style:name="P75" style:family="paragraph" style:parent-style-name="Standard" style:list-style-name="L1">
      <style:paragraph-properties fo:text-align="justify" style:justify-single-word="false"/>
      <style:text-properties fo:font-weight="normal" officeooo:rsid="000d580f" officeooo:paragraph-rsid="000d580f" style:font-weight-asian="normal" style:font-weight-complex="normal"/>
    </style:style>
    <style:style style:name="P76" style:family="paragraph" style:parent-style-name="Standard" style:list-style-name="L2">
      <style:paragraph-properties fo:text-align="justify" style:justify-single-word="false"/>
      <style:text-properties fo:font-weight="normal" officeooo:rsid="000e1aef" officeooo:paragraph-rsid="000e1aef" style:font-weight-asian="normal" style:font-weight-complex="normal"/>
    </style:style>
    <style:style style:name="P77" style:family="paragraph" style:parent-style-name="Standard" style:list-style-name="L2">
      <style:paragraph-properties fo:text-align="justify" style:justify-single-word="false"/>
      <style:text-properties fo:font-weight="normal" officeooo:rsid="000ebff1" officeooo:paragraph-rsid="000ebff1" style:font-weight-asian="normal" style:font-weight-complex="normal"/>
    </style:style>
    <style:style style:name="P78" style:family="paragraph" style:parent-style-name="Standard" style:list-style-name="L3">
      <style:paragraph-properties fo:text-align="justify" style:justify-single-word="false"/>
      <style:text-properties fo:font-weight="normal" officeooo:rsid="00179677" officeooo:paragraph-rsid="00179677" style:font-weight-asian="normal" style:font-weight-complex="normal"/>
    </style:style>
    <style:style style:name="P79" style:family="paragraph" style:parent-style-name="Standard" style:list-style-name="L4">
      <style:paragraph-properties fo:text-align="justify" style:justify-single-word="false"/>
      <style:text-properties fo:font-weight="normal" officeooo:rsid="00179677" officeooo:paragraph-rsid="00179677" style:font-weight-asian="normal" style:font-weight-complex="normal"/>
    </style:style>
    <style:style style:name="P80" style:family="paragraph" style:parent-style-name="Standard" style:list-style-name="L5">
      <style:paragraph-properties fo:text-align="justify" style:justify-single-word="false"/>
      <style:text-properties fo:font-weight="normal" officeooo:rsid="001b3b50" officeooo:paragraph-rsid="001b3b50" style:font-weight-asian="normal" style:font-weight-complex="normal"/>
    </style:style>
    <style:style style:name="P81" style:family="paragraph" style:parent-style-name="Standard" style:list-style-name="L6">
      <style:paragraph-properties fo:text-align="justify" style:justify-single-word="false"/>
      <style:text-properties fo:font-weight="normal" officeooo:rsid="001b3b50" officeooo:paragraph-rsid="001b3b50" style:font-weight-asian="normal" style:font-weight-complex="normal"/>
    </style:style>
    <style:style style:name="P82" style:family="paragraph" style:parent-style-name="Standard" style:list-style-name="L7">
      <style:paragraph-properties fo:text-align="justify" style:justify-single-word="false"/>
      <style:text-properties fo:font-weight="normal" officeooo:rsid="001b3b50" officeooo:paragraph-rsid="001b3b50" style:font-weight-asian="normal" style:font-weight-complex="normal"/>
    </style:style>
    <style:style style:name="P83" style:family="paragraph" style:parent-style-name="Standard" style:list-style-name="L7">
      <style:paragraph-properties fo:text-align="justify" style:justify-single-word="false"/>
      <style:text-properties fo:font-weight="normal" officeooo:rsid="001cf52d" officeooo:paragraph-rsid="001b3b50" style:font-weight-asian="normal" style:font-weight-complex="normal"/>
    </style:style>
    <style:style style:name="P84" style:family="paragraph" style:parent-style-name="Standard" style:list-style-name="L7">
      <style:paragraph-properties fo:text-align="justify" style:justify-single-word="false"/>
      <style:text-properties fo:font-weight="normal" officeooo:rsid="001cf52d" officeooo:paragraph-rsid="001cf52d" style:font-weight-asian="normal" style:font-weight-complex="normal"/>
    </style:style>
    <style:style style:name="P85" style:family="paragraph" style:parent-style-name="Standard" style:list-style-name="L7">
      <loext:graphic-properties draw:fill="none"/>
      <style:paragraph-properties fo:text-align="justify" style:justify-single-word="false" fo:background-color="transparent"/>
      <style:text-properties fo:font-weight="normal" officeooo:rsid="001cf52d" officeooo:paragraph-rsid="001cf52d" style:font-weight-asian="normal" style:font-weight-complex="normal"/>
    </style:style>
    <style:style style:name="P86" style:family="paragraph" style:parent-style-name="Standard" style:list-style-name="L8">
      <style:paragraph-properties fo:text-align="justify" style:justify-single-word="false"/>
      <style:text-properties fo:font-weight="normal" officeooo:rsid="00232e77" officeooo:paragraph-rsid="00232e77" style:font-weight-asian="normal" style:font-weight-complex="normal"/>
    </style:style>
    <style:style style:name="P87" style:family="paragraph" style:parent-style-name="Standard" style:list-style-name="L9">
      <style:paragraph-properties fo:text-align="justify" style:justify-single-word="false"/>
      <style:text-properties fo:font-weight="normal" officeooo:rsid="002210e8" officeooo:paragraph-rsid="002210e8" style:font-weight-asian="normal" style:font-weight-complex="normal"/>
    </style:style>
    <style:style style:name="P88" style:family="paragraph" style:parent-style-name="Standard" style:list-style-name="L9">
      <style:paragraph-properties fo:text-align="justify" style:justify-single-word="false"/>
      <style:text-properties fo:font-weight="normal" officeooo:rsid="002210e8" officeooo:paragraph-rsid="00239970"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025f563" officeooo:paragraph-rsid="0025f563" style:font-weight-asian="normal" style:font-weight-complex="normal"/>
    </style:style>
    <style:style style:name="P90" style:family="paragraph" style:parent-style-name="Standard" style:list-style-name="L11">
      <style:paragraph-properties fo:text-align="justify" style:justify-single-word="false"/>
      <style:text-properties fo:font-weight="normal" officeooo:rsid="0025f563" officeooo:paragraph-rsid="0025f563" style:font-weight-asian="normal" style:font-weight-complex="normal"/>
    </style:style>
    <style:style style:name="P91" style:family="paragraph" style:parent-style-name="Standard" style:list-style-name="L11">
      <style:paragraph-properties fo:text-align="justify" style:justify-single-word="false"/>
      <style:text-properties fo:font-weight="normal" officeooo:rsid="0025f563" officeooo:paragraph-rsid="00288bf8" style:font-weight-asian="normal" style:font-weight-complex="normal"/>
    </style:style>
    <style:style style:name="P92" style:family="paragraph" style:parent-style-name="Standard" style:list-style-name="L9">
      <style:paragraph-properties fo:text-align="justify" style:justify-single-word="false"/>
      <style:text-properties officeooo:rsid="002210e8" officeooo:paragraph-rsid="002210e8"/>
    </style:style>
    <style:style style:name="P93" style:family="paragraph" style:parent-style-name="Standard" style:list-style-name="L12">
      <style:paragraph-properties fo:text-align="justify" style:justify-single-word="false"/>
      <style:text-properties style:text-underline-style="none" officeooo:rsid="002a80a5" officeooo:paragraph-rsid="002a80a5"/>
    </style:style>
    <style:style style:name="P94" style:family="paragraph" style:parent-style-name="Standard" style:list-style-name="L12">
      <style:paragraph-properties fo:text-align="justify" style:justify-single-word="false"/>
      <style:text-properties style:text-underline-style="none" fo:font-weight="normal" officeooo:rsid="002b2639" officeooo:paragraph-rsid="002b2639" style:font-weight-asian="normal" style:font-weight-complex="normal"/>
    </style:style>
    <style:style style:name="P95" style:family="paragraph" style:parent-style-name="Standard" style:list-style-name="L13">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96" style:family="paragraph" style:parent-style-name="Standard" style:list-style-name="L14">
      <style:paragraph-properties fo:text-align="justify" style:justify-single-word="false"/>
      <style:text-properties style:text-underline-style="none" fo:font-weight="normal" officeooo:rsid="002d3252" officeooo:paragraph-rsid="002d3252" style:font-weight-asian="normal" style:font-weight-complex="normal"/>
    </style:style>
    <style:style style:name="P97" style:family="paragraph" style:parent-style-name="Standard" style:list-style-name="L12">
      <style:paragraph-properties fo:text-align="justify" style:justify-single-word="false"/>
      <style:text-properties style:text-underline-style="none" officeooo:rsid="002b2639" officeooo:paragraph-rsid="002b2639"/>
    </style:style>
    <style:style style:name="P98"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bold" officeooo:rsid="004f9f4a" officeooo:paragraph-rsid="004f9f4a" style:font-weight-asian="normal" style:font-weight-complex="normal"/>
    </style:style>
    <style:style style:name="P99"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4f9f4a" officeooo:paragraph-rsid="004f9f4a" style:font-weight-asian="normal" style:font-weight-complex="normal"/>
    </style:style>
    <style:style style:name="P100"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07a61" officeooo:paragraph-rsid="00507a61" style:font-weight-asian="normal" style:font-weight-complex="normal"/>
    </style:style>
    <style:style style:name="P101"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11062" officeooo:paragraph-rsid="00511062" style:font-weight-asian="normal" style:font-weight-complex="normal"/>
    </style:style>
    <style:style style:name="P102"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18b88" officeooo:paragraph-rsid="00518b88" style:font-weight-asian="normal" style:font-weight-complex="normal"/>
    </style:style>
    <style:style style:name="P103"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236fd" officeooo:paragraph-rsid="005236fd" style:font-weight-asian="normal" style:font-weight-complex="normal"/>
    </style:style>
    <style:style style:name="P104"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29533" officeooo:paragraph-rsid="00529533" style:font-weight-asian="normal" style:font-weight-complex="normal"/>
    </style:style>
    <style:style style:name="P105"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40ebc" officeooo:paragraph-rsid="00540ebc" style:font-weight-asian="normal" style:font-weight-complex="normal"/>
    </style:style>
    <style:style style:name="P106" style:family="paragraph" style:parent-style-name="Standard">
      <style:paragraph-properties fo:text-align="start" style:justify-single-word="false"/>
      <style:text-properties fo:font-variant="normal" fo:text-transform="none" fo:color="#222222" style:font-name="sans-serif" fo:font-size="10.5pt" fo:letter-spacing="normal" fo:font-style="normal" style:text-underline-style="none" fo:font-weight="normal" officeooo:rsid="00541abd" officeooo:paragraph-rsid="00541abd" style:font-weight-asian="normal" style:font-weight-complex="normal"/>
    </style:style>
    <style:style style:name="P107" style:family="paragraph" style:parent-style-name="Standard" style:list-style-name="L12">
      <style:paragraph-properties fo:margin-top="0cm" fo:margin-bottom="0cm" loext:contextual-spacing="false" fo:text-align="justify" style:justify-single-word="false"/>
      <style:text-properties style:text-underline-style="none" officeooo:rsid="00288bf8" officeooo:paragraph-rsid="00288bf8"/>
    </style:style>
    <style:style style:name="T1" style:family="text">
      <style:text-properties officeooo:rsid="00117b6a"/>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fo:font-weight="normal" officeooo:rsid="001e2a5e" style:font-weight-asian="normal" style:font-weight-complex="normal"/>
    </style:style>
    <style:style style:name="T6" style:family="text">
      <style:text-properties fo:font-weight="normal" officeooo:rsid="00201725" style:font-weight-asian="normal" style:font-weight-complex="normal"/>
    </style:style>
    <style:style style:name="T7" style:family="text">
      <style:text-properties fo:font-weight="normal" officeooo:rsid="00239970" style:font-weight-asian="normal" style:font-weight-complex="normal"/>
    </style:style>
    <style:style style:name="T8" style:family="text">
      <style:text-properties fo:font-weight="normal" officeooo:rsid="0029313f" style:font-weight-asian="normal" style:font-weight-complex="normal"/>
    </style:style>
    <style:style style:name="T9" style:family="text">
      <style:text-properties fo:font-weight="normal" officeooo:rsid="002a80a5" style:font-weight-asian="normal" style:font-weight-complex="normal"/>
    </style:style>
    <style:style style:name="T10" style:family="text">
      <style:text-properties fo:font-weight="normal" officeooo:rsid="002ba9aa" style:font-weight-asian="normal" style:font-weight-complex="normal"/>
    </style:style>
    <style:style style:name="T11" style:family="text">
      <style:text-properties fo:font-weight="normal" officeooo:rsid="002d193b" style:font-weight-asian="normal" style:font-weight-complex="normal"/>
    </style:style>
    <style:style style:name="T12" style:family="text">
      <style:text-properties fo:font-weight="normal" officeooo:rsid="0037c5b7" style:font-weight-asian="normal" style:font-weight-complex="normal"/>
    </style:style>
    <style:style style:name="T13" style:family="text">
      <style:text-properties officeooo:rsid="00179677"/>
    </style:style>
    <style:style style:name="T14" style:family="text">
      <style:text-properties officeooo:rsid="00198549"/>
    </style:style>
    <style:style style:name="T15" style:family="text">
      <style:text-properties officeooo:rsid="001b3b50"/>
    </style:style>
    <style:style style:name="T16" style:family="text">
      <style:text-properties officeooo:rsid="001cf52d"/>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officeooo:rsid="00493960"/>
    </style:style>
    <style:style style:name="T21" style:family="text">
      <style:text-properties style:text-underline-style="none" fo:font-weight="normal" style:font-weight-asian="normal" style:font-weight-complex="normal"/>
    </style:style>
    <style:style style:name="T22" style:family="text">
      <style:text-properties officeooo:rsid="00232e77"/>
    </style:style>
    <style:style style:name="T23" style:family="text">
      <style:text-properties officeooo:rsid="00239970"/>
    </style:style>
    <style:style style:name="T24" style:family="text">
      <style:text-properties officeooo:rsid="002b2639"/>
    </style:style>
    <style:style style:name="T25" style:family="text">
      <style:text-properties officeooo:rsid="002e071e"/>
    </style:style>
    <style:style style:name="T26" style:family="text">
      <style:text-properties officeooo:rsid="00356e95"/>
    </style:style>
    <style:style style:name="T27" style:family="text">
      <style:text-properties officeooo:rsid="00360546"/>
    </style:style>
    <style:style style:name="T28" style:family="text">
      <style:text-properties fo:color="#800000" fo:background-color="#ffff00" loext:char-shading-value="0"/>
    </style:style>
    <style:style style:name="T29" style:family="text">
      <style:text-properties fo:background-color="#ffff00" loext:char-shading-value="0"/>
    </style:style>
    <style:style style:name="T30" style:family="text">
      <style:text-properties officeooo:rsid="004405d4" fo:background-color="#ffff00" loext:char-shading-value="0"/>
    </style:style>
    <style:style style:name="T31" style:family="text">
      <style:text-properties officeooo:rsid="004405d4"/>
    </style:style>
    <style:style style:name="T32" style:family="text">
      <style:text-properties officeooo:rsid="00493960"/>
    </style:style>
    <style:style style:name="T33" style:family="text">
      <style:text-properties fo:font-style="italic" fo:font-weight="normal"/>
    </style:style>
    <style:style style:name="T34" style:family="text">
      <style:text-properties fo:color="#0b0080" style:text-line-through-style="none" style:text-line-through-type="none" fo:font-weight="normal" style:text-blinking="false"/>
    </style:style>
    <style:style style:name="T35" style:family="text">
      <style:text-properties fo:color="#0b0080" style:text-line-through-style="none" style:text-line-through-type="none" fo:font-weight="normal" style:text-blinking="false" fo:background-color="#ffffff" loext:char-shading-value="0"/>
    </style:style>
    <style:style style:name="T36" style:family="text">
      <style:text-properties officeooo:rsid="00507a61"/>
    </style:style>
    <style:style style:name="T37" style:family="text">
      <style:text-properties officeooo:rsid="00511062"/>
    </style:style>
    <style:style style:name="T38" style:family="text">
      <style:text-properties officeooo:rsid="00529533"/>
    </style:style>
    <style:style style:name="T39" style:family="text">
      <style:text-properties officeooo:rsid="00540eb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14/12/2018</text:p>
      <text:p text:style-name="P49"/>
      <text:p text:style-name="P50">1963/4 olivetti 101 primo computer da tavolo della storia.</text:p>
      <text:p text:style-name="P51"/>
      <text:p text:style-name="P52">Mondo analogico = mondo reale (fatto di onde, suono colore radio)</text:p>
      <text:p text:style-name="P52">Mondo digitale = tutto trasformato in numeri</text:p>
      <text:p text:style-name="P53">Vantaggi digitale: facilità di copia, velocità di trasmissione</text:p>
      <text:p text:style-name="P53"/>
      <text:p text:style-name="P54">informatica scienza che studia l’elaborazione delle informazioni e le sue applicazioni più </text:p>
      <text:p text:style-name="P54"/>
      <text:p text:style-name="P55">macchina di von neumann Dati input Elaborazione Dati Output</text:p>
      <text:p text:style-name="P55"/>
      <text:p text:style-name="P23">informazioni e dati differenza?</text:p>
      <text:p text:style-name="P56"/>
      <text:p text:style-name="P56">Il dato diventa informazione quando si riesce a dare un senso al dato stesso, quindi i dati sono aggregati accompagnati da una spiegazione.</text:p>
      <text:p text:style-name="P56"/>
      <text:p text:style-name="P56"/>
      <text:p text:style-name="P56">Bit (binary digit) unità di misura dell’informazione</text:p>
      <text:p text:style-name="P56"/>
      <text:p text:style-name="P57">Hardware e Software</text:p>
      <text:p text:style-name="P57"/>
      <text:p text:style-name="P24">sistema binario</text:p>
      <text:p text:style-name="P8"/>
      <text:p text:style-name="P25">computer è composto da 3 oggetti</text:p>
      <text:list xml:id="list4380596915448413078" text:style-name="L1">
        <text:list-item>
          <text:p text:style-name="P75">Componenti (hanno funzione specifica es RAM CPU)</text:p>
        </text:list-item>
        <text:list-item>
          <text:p text:style-name="P75">Connettori (porte verso l’esterno)</text:p>
        </text:list-item>
        <text:list-item>
          <text:p text:style-name="P75">Bus (canali di comunicazione)</text:p>
        </text:list-item>
      </text:list>
      <text:p text:style-name="P1"/>
      <text:p text:style-name="P26">CPU</text:p>
      <text:p text:style-name="P9">Central processor unit</text:p>
      <text:p text:style-name="P9">è composta da (Control Unit e da Arithmetic/Logic unit) comunicano con la memory unit</text:p>
      <text:p text:style-name="P9"/>
      <text:p text:style-name="P27">caratteristiche <text:span text:style-name="T1">CPU</text:span></text:p>
      <text:list xml:id="list1005362929995410600" text:style-name="L2">
        <text:list-item>
          <text:p text:style-name="P76">Set di istruzioni</text:p>
          <text:p text:style-name="P76">quantità di istruzioni che la cpu è in grado di fare alla volta (cosa sa fare)</text:p>
        </text:list-item>
        <text:list-item>
          <text:p text:style-name="P76">Parallelismo</text:p>
          <text:p text:style-name="P76">quanti fili ho per comunicare <text:span text:style-name="T1">quanti dati sa trattare</text:span></text:p>
        </text:list-item>
        <text:list-item>
          <text:p text:style-name="P76">Frequenza di clock</text:p>
          <text:p text:style-name="P77">frequenza con cui vengono spediti i dati </text:p>
        </text:list-item>
      </text:list>
      <text:p text:style-name="P2">ci sono limiti fisici dati dal calore prodotto</text:p>
      <text:p text:style-name="P2"/>
      <text:p text:style-name="P16">Componenti</text:p>
      <text:p text:style-name="P10"><text:span text:style-name="T2">RAM</text:span> Random Access Memory</text:p>
      <text:p text:style-name="P10"/>
      <text:p text:style-name="P10"><text:tab/>Memoria di lavoro della CPU (la CPU ha una memoria interna alla cpu stessa ma <text:tab/>estremamente piccola) la RAM quando spengo il pc si azzera</text:p>
      <text:p text:style-name="P10"/>
      <text:p text:style-name="P11"><text:span text:style-name="T2">ROM</text:span> Read Only Memory</text:p>
      <text:p text:style-name="P11"><text:tab/>memoria che contiene le istruzioni di accensione quindi di diagnostica della macchina</text:p>
      <text:p text:style-name="P11"><text:span text:style-name="T2">PROM</text:span> programmable read only memory</text:p>
      <text:p text:style-name="P11"><text:span text:style-name="T2">EPROM</text:span> erasable programmable read onlu memory</text:p>
      <text:p text:style-name="P11"><text:soft-page-break/><text:span text:style-name="T2">EEPROM</text:span> electrically erasab<text:span text:style-name="T15">l</text:span>e programmable read only memory (LE CHIAVETTE, SSD)</text:p>
      <text:p text:style-name="P11"/>
      <text:p text:style-name="P11">((SSD dischi a stati solidi sono nuova generazione di hard disk))</text:p>
      <text:p text:style-name="P11"/>
      <text:p text:style-name="P28">Porte di comunicazione <text:span text:style-name="T4">(esterne connettori usb o di altro tipo)</text:span></text:p>
      <text:p text:style-name="P28">BUS di espansioni <text:span text:style-name="T4">(porte di comunicazione interne al PC)</text:span></text:p>
      <text:p text:style-name="P3"/>
      <text:p text:style-name="P28">USB Universal Serial Bus</text:p>
      <text:p text:style-name="P11"/>
      <text:p text:style-name="P17">17/12/2018</text:p>
      <text:p text:style-name="P4"/>
      <text:p text:style-name="P17">Introduzione Hardware Sof<text:span text:style-name="T14">t</text:span>ware</text:p>
      <text:p text:style-name="P4"/>
      <text:list xml:id="list4281139232621820181" text:style-name="L3">
        <text:list-item>
          <text:p text:style-name="P78">Architettura di un sistema di elaborazione in rete</text:p>
        </text:list-item>
        <text:list-item>
          <text:p text:style-name="P78">Cos’è l’informatica</text:p>
        </text:list-item>
        <text:list-item>
          <text:p text:style-name="P78">Rappresentazione dell’info<text:span text:style-name="T14">r</text:span>mazione</text:p>
        </text:list-item>
        <text:list-item>
          <text:p text:style-name="P78">Sistemi di numerazione</text:p>
        </text:list-item>
        <text:list-item>
          <text:p text:style-name="P78">Il sistema binario</text:p>
        </text:list-item>
        <text:list-item>
          <text:p text:style-name="P78">Architettura Calcolatori</text:p>
        </text:list-item>
        <text:list-item>
          <text:p text:style-name="P78">Algebra booleana</text:p>
        </text:list-item>
        <text:list-item>
          <text:p text:style-name="P78"/>
        </text:list-item>
      </text:list>
      <text:p text:style-name="P17">Aspetti specifici di sostenibilità</text:p>
      <text:list xml:id="list3796395922374560377" text:style-name="L4">
        <text:list-item>
          <text:p text:style-name="P79">Lo smaltimento dei rifiuti tecnologici</text:p>
        </text:list-item>
      </text:list>
      <text:p text:style-name="P4"/>
      <text:p text:style-name="P18"><text:span text:style-name="T13">D</text:span>ispositivi di input</text:p>
      <text:list xml:id="list651066774273682016" text:style-name="L5">
        <text:list-item>
          <text:p text:style-name="P80">Tastiera</text:p>
        </text:list-item>
        <text:list-item>
          <text:p text:style-name="P80">Mouse</text:p>
        </text:list-item>
        <text:list-item>
          <text:p text:style-name="P80">Scanner</text:p>
        </text:list-item>
        <text:list-item>
          <text:p text:style-name="P80">Web-cam</text:p>
        </text:list-item>
        <text:list-item>
          <text:p text:style-name="P80">Joypad</text:p>
        </text:list-item>
        <text:list-item>
          <text:p text:style-name="P80"/>
        </text:list-item>
      </text:list>
      <text:p text:style-name="P18">Dispositivi di output</text:p>
      <text:list xml:id="list2700875489064673213" text:style-name="L6">
        <text:list-item>
          <text:p text:style-name="P81">Stampante</text:p>
        </text:list-item>
        <text:list-item>
          <text:p text:style-name="P81">Casse/cuffie</text:p>
        </text:list-item>
        <text:list-item>
          <text:p text:style-name="P81">Monitor</text:p>
        </text:list-item>
        <text:list-item>
          <text:p text:style-name="P81">Joypad (quando vibra )</text:p>
        </text:list-item>
      </text:list>
      <text:p text:style-name="P5"/>
      <text:p text:style-name="P18">Elaborazione</text:p>
      <text:list xml:id="list7475206411474385165" text:style-name="L7">
        <text:list-item>
          <text:p text:style-name="P82">Motherboard (circuito stampato)</text:p>
          <text:list>
            <text:list-item>
              <text:p text:style-name="P82">CPU (esegue istruzioni, all’interno ha unità logico matematica con circuiti logici<text:span text:style-name="T16">)</text:span></text:p>
            </text:list-item>
            <text:list-item>
              <text:p text:style-name="P83">Unità di controllo</text:p>
            </text:list-item>
            <text:list-item>
              <text:p text:style-name="P84">Unità di memoria (di supporto alla CPU)</text:p>
            </text:list-item>
          </text:list>
          <text:p text:style-name="P85"/>
        </text:list-item>
        <text:list-item>
          <text:p text:style-name="P85">RAM di supporto alla CPU</text:p>
        </text:list-item>
      </text:list>
      <text:p text:style-name="P29"><text:span text:style-name="T18">Istruzioni</text:span><text:span text:style-name="T4"> sono parte di un programma che devono essere eseguiti i </text:span><text:span text:style-name="T18">dati</text:span><text:span text:style-name="T4"> sono gli oggetti su cui si lavora es. programma di scrittura è un <text:s/>programma di istruzioni, se scrivo delle cose sono i </text:span><text:span text:style-name="T21">dati</text:span><text:span text:style-name="T4"> che immetto nel programma, le istruzioni sono nella RAM, traspo</text:span><text:span text:style-name="T6">r</text:span><text:span text:style-name="T4">tati nella memoria interna nella CPU, le cose che scrivo sono nella RAM fino a quando non salvo, dopo vanno nel disco rigido.</text:span></text:p>
      <text:p text:style-name="P12"/>
      <text:p text:style-name="P12"/>
      <text:p text:style-name="P19"/>
      <text:p text:style-name="P19"><text:soft-page-break/>Memoria cache</text:p>
      <text:p text:style-name="P29"><text:span text:style-name="T4">Ci sono varie memorie cache , interna alla CPU (I livello), interna alla motherboard (II livello), del browser </text:span><text:span text:style-name="T5">(sfruttano memorie rigide del PC)</text:span><text:span text:style-name="T4">…</text:span></text:p>
      <text:p text:style-name="P12">Memoria dove si appoggiano cose usate e che si ritene che servano ancora</text:p>
      <text:p text:style-name="P12"/>
      <text:p text:style-name="P20">CPU</text:p>
      <text:list xml:id="list419364617241474835" text:style-name="L8">
        <text:list-item>
          <text:p text:style-name="P86">Set <text:span text:style-name="T23">d</text:span>i istruzioni (quante istruzioni eseguo alla volta)</text:p>
        </text:list-item>
        <text:list-item>
          <text:p text:style-name="P86">Parallelismo <text:span text:style-name="T23">(connessione tra i componenti della CPU, quindi quantità di bit trasportabili alla volta: 8, 16, 32...per questo si dice processore a 16 bit, 32 bit..)</text:span></text:p>
        </text:list-item>
        <text:list-item>
          <text:p text:style-name="P86">Frequenza di clock (la frequenza con cui vengono eseguite le istruzioni)</text:p>
        </text:list-item>
      </text:list>
      <text:p text:style-name="P6"/>
      <text:p text:style-name="P13">La scelta nell’acquisto di un PC dipendono dall’uso che si va a fare dello stesso</text:p>
      <text:list xml:id="list1247525647600044272" text:style-name="L9">
        <text:list-item>
          <text:p text:style-name="P87">Grafica</text:p>
        </text:list-item>
        <text:list-item>
          <text:p text:style-name="P87">Editing</text:p>
        </text:list-item>
        <text:list-item>
          <text:p text:style-name="P92"><text:span text:style-name="T4">Gioco </text:span><text:span text:style-name="T7">(per la grafica serve set istruzioni povero ma una alta frequenza)</text:span></text:p>
        </text:list-item>
        <text:list-item>
          <text:p text:style-name="P88">…</text:p>
        </text:list-item>
      </text:list>
      <text:p text:style-name="P7"/>
      <text:p text:style-name="P7">Per la grafica essendo molto pesante serve una scheda dedicata: la scheda grafica</text:p>
      <text:p text:style-name="P7"/>
      <text:p text:style-name="P21"><text:span text:style-name="T22">R</text:span>AM</text:p>
      <text:p text:style-name="P14">Collocata sulla motherboard tramite un connettore</text:p>
      <text:p text:style-name="P14">Non eseguono nulla</text:p>
      <text:p text:style-name="P14">E’ importante : </text:p>
      <text:list xml:id="list2754358712806497084" text:style-name="L10">
        <text:list-item>
          <text:p text:style-name="P89">tempo di accesso alla RAM, velocità di accesso ai dati memorizzati</text:p>
        </text:list-item>
        <text:list-item>
          <text:p text:style-name="P89">Frequenza di lavoro della RAM, cioè i tempi di risposta nell’ accesso ai dati</text:p>
          <text:p text:style-name="P89"/>
        </text:list-item>
      </text:list>
      <text:p text:style-name="P14">La RAM è più lenta della CPU, usata quando memoria interna alla CPU è piena</text:p>
      <text:p text:style-name="P14"/>
      <text:p text:style-name="P14">(Nella motherboard può essere presente una scheda video integrata)</text:p>
      <text:p text:style-name="P14"/>
      <text:p text:style-name="P21">ROM</text:p>
      <text:p text:style-name="P14">Serve all’accensione del PC in quanto la RAM è vuota</text:p>
      <text:p text:style-name="P14"/>
      <text:p text:style-name="P30"><text:span text:style-name="T19">I componenti</text:span><text:span text:style-name="T4"> </text:span></text:p>
      <text:p text:style-name="P21">IL CHIPSET</text:p>
      <text:p text:style-name="P14">Insieme di componenti che regolano il traffico tra CPU RAM e i controller delle periferiche (hardware che serve per controllare il ‘traffico’ tra i vari componenti del pc)</text:p>
      <text:p text:style-name="P14">composto da :</text:p>
      <text:list xml:id="list2070645876310289968" text:style-name="L11">
        <text:list-item>
          <text:p text:style-name="P90">Northbridge <text:s/>( RAM CPU PCI-E)</text:p>
        </text:list-item>
        <text:list-item>
          <text:p text:style-name="P91">Southbridge ( USP ISA IDE BIOS Legacy PCI)</text:p>
        </text:list-item>
      </text:list>
      <text:p text:style-name="P15">PCI (standard di connessione tra componenti interni del computer)</text:p>
      <text:p text:style-name="P15">USB (standard di connessione con i componenti esterni )</text:p>
      <text:p text:style-name="P15">ISA (vecchio standard per le schede</text:p>
      <text:p text:style-name="P15">IDE (vecchio standard ..</text:p>
      <text:p text:style-name="P15"/>
      <text:p text:style-name="P15">----------FINO A QUI SIAMO STATI ALL’INTERNO DELLA MOTHERBOARD----------</text:p>
      <text:p text:style-name="P15"/>
      <text:p text:style-name="P22"/>
      <text:p text:style-name="P22"/>
      <text:p text:style-name="P22"/>
      <text:p text:style-name="P22"/>
      <text:p text:style-name="P22"/>
      <text:p text:style-name="P22"><text:soft-page-break/>EEPROM <text:span text:style-name="T24">(cancellabile elettricamente)</text:span></text:p>
      <text:p text:style-name="P15">Memorie di massa che non si cancellano in assenza di corrente</text:p>
      <text:p text:style-name="P32">Storia</text:p>
      <text:p text:style-name="P43"><text:tab/>Nastri magnetici = estremamente lenti perché con accesso sequenziale</text:p>
      <text:p text:style-name="P33"><text:span text:style-name="T4"><text:tab/></text:span><text:span text:style-name="T8">Dischi magnetici = accesso non sequenziale ma diretto, più complicato da gestire </text:span></text:p>
      <text:list xml:id="list3942385669306854400" text:style-name="L12">
        <text:list-item>
          <text:list>
            <text:list-item>
              <text:p text:style-name="P107"><text:span text:style-name="T8">Floppy-dis</text:span><text:span text:style-name="T9">k</text:span></text:p>
            </text:list-item>
            <text:list-item>
              <text:p text:style-name="P107"><text:span text:style-name="T8">Hard-dis</text:span><text:span text:style-name="T9">k (dischi rigidi inizialmente solo interni al PC non rimovibili, adesso ci sono anche quelli esterni trasportabili)</text:span></text:p>
            </text:list-item>
          </text:list>
          <text:p text:style-name="P93"><text:span text:style-name="T8">I </text:span><text:span text:style-name="T4">primi PC non avevano hard-disk ma solo floppy</text:span></text:p>
          <text:list text:continue-numbering="true">
            <text:list-item>
              <text:p text:style-name="P94">Chiavette</text:p>
            </text:list-item>
            <text:list-item>
              <text:p text:style-name="P97"><text:span text:style-name="T4">Schedine S</text:span><text:span text:style-name="T11">S</text:span><text:span text:style-name="T4">D</text:span></text:p>
            </text:list-item>
          </text:list>
        </text:list-item>
      </text:list>
      <text:p text:style-name="P34"><text:span text:style-name="T18">Periferiche di tipo ottico</text:span><text:span text:style-name="T4"> (CD) </text:span><text:span text:style-name="T12">(sono ad accesso diretto) </text:span><text:span text:style-name="T10">si rovinano meno facilmente. Non sono di tipo analogico ma digitale,</text:span></text:p>
      <text:p text:style-name="P44">se rovinati non funzionano, il suono non si può rovinare, se rovinato il suono non c’è.</text:p>
      <text:p text:style-name="P44">Contengono molti più bit di un floppy, sostituiscono il floppy con l’introduzione della grafica nel PC. I primi CD sono di tipo ROM, servono solo quando si devono comprare programmi.</text:p>
      <text:p text:style-name="P35"><text:span text:style-name="T4">Solo dopo viene inventato un driver che riesce a scrivere sui CD il masterizzatore (1994) </text:span><text:span text:style-name="T11">era però molto costo agli inizi e non erano cancellabili ed erano lenti.</text:span></text:p>
      <text:p text:style-name="P45">C’erano anche tecnologie ibride magnetico ottiche ma ebbero poco successo.</text:p>
      <text:p text:style-name="P45"/>
      <text:p text:style-name="P45">Dopo subentrano tecnologie EEPROM moderne (chiavette, SSD)</text:p>
      <text:p text:style-name="P36"><text:span text:style-name="T18">SSD (Solid state drive)</text:span><text:span text:style-name="T4"> è il successore dell’hard-disk, cominciano ad essere competitivi economicamente, tempi di accesso decisamente più veloci, rendono quindi la macchina molto più veloce. (hanno un accesso di tipo quantistico) Dato il tipo di scrittura di questo tipo di supporto non ha senso parlare di deframmentazione.</text:span></text:p>
      <text:p text:style-name="P45"/>
      <text:p text:style-name="P37">INTERFACCE SERIALI E INTERFACCE PARALLELE</text:p>
      <text:p text:style-name="P37"/>
      <text:p text:style-name="P39">Canali di comunicazione</text:p>
      <text:p text:style-name="P31">Seriale</text:p>
      <text:list xml:id="list6813480339294703751" text:style-name="L13">
        <text:list-item>
          <text:p text:style-name="P95">Se abbiamo solo un filo per comunicare invio solo un bit alla volta per comunicare in modo seriale. E’ più semplice da gestire, con frequenza molto elevata è migliore.</text:p>
        </text:list-item>
      </text:list>
      <text:p text:style-name="P39"/>
      <text:p text:style-name="P31">Parallela</text:p>
      <text:list xml:id="list3469370230197462107" text:style-name="L14">
        <text:list-item>
          <text:p text:style-name="P96">Se abbiamo 8 fili posso comunicare in modo parallelo. Ha il problema di essere più difficile da gestire in quanto i fili non comunicano tutti nello stesso identico modo, più è lungo il bus maggiori sono le differenze di arrivo dei bit, se la frequenza è molto elevata ci possono essere problemi di lettura, quindi non posso spingere il clock troppo.</text:p>
        </text:list-item>
      </text:list>
      <text:p text:style-name="P39"/>
      <text:p text:style-name="P39">In questo momento le interfacce sono quasi tutte di tipo seriale, anche i bus delle schede video, <text:span text:style-name="T25">i bus a 32 bit vengono usati in modo seriale rendendoli molto veloci (PCI Express), tanti fili usati però in modo seriale.</text:span></text:p>
      <text:p text:style-name="P40"/>
      <text:p text:style-name="P40">USB è seriale (nato per periferiche tipo il mouse per cui non è richiesta velocità)</text:p>
      <text:p text:style-name="P40"/>
      <text:p text:style-name="P40"/>
      <text:p text:style-name="P38">Tipo di architettura</text:p>
      <text:p text:style-name="P41">Inizialmente fortemente <text:span text:style-name="T17">centralizzata</text:span> , computer grande con terminali collegati che non fanno nulla e demandano tutto al PC centrale</text:p>
      <text:p text:style-name="P41">Poi i personal computer, <text:span text:style-name="T17">decentralizzo</text:span> la potenza di calcolo, con il problema di farli comunicare tra loro, tramite floppy disk CD.. </text:p>
      <text:p text:style-name="P41"><text:soft-page-break/>nascono quindi le prime reti che permettono di condividere dati, uso di stampanti etc..</text:p>
      <text:p text:style-name="P41">la potenza di calcolo però è limitata dal pc, se si guasta un componente non posso usare il pc con grande danno economico</text:p>
      <text:p text:style-name="P42">Da lì l’idea di tornare a centralizzare nuovamente</text:p>
      <text:p text:style-name="P42">Oggi per motivi di prestazione e sicurezza dei dati spesso i programmi non sono sul pc, tipo google drive, uso un programma in rete e salvo i dati in rete, viene usata la CPU della nostra macchina ma le memorie del server esterno.</text:p>
      <text:p text:style-name="P42">La differenza sostanziale è nel controllo dei dati che nel secondo caso non sappiamo dove sono salvati e sono gestibili da chi ci ‘regala’ un servizio.</text:p>
      <text:p text:style-name="P42"/>
      <text:p text:style-name="P47">19/12/2018</text:p>
      <text:p text:style-name="P47"/>
      <text:p text:style-name="P58"><text:span text:style-name="T17">Multitasking</text:span> : divido il tempo della CPU </text:p>
      <text:p text:style-name="P59"><text:span text:style-name="T17">Cloud</text:span>: (nuvola: forma non definita e variabile) non so dove si trova e che forma ha ma mi offre strumenti.</text:p>
      <text:p text:style-name="P59"><text:span text:style-name="T17">Ridondanza</text:span>: abbiamo necessità di avere nel pc più pezzi <text:span text:style-name="T27">del necessario</text:span> per permettere di lavorare anche quando uno si guasta. <text:s/><text:span text:style-name="T26">Sia hardware che software , quindi la necessità di fare i backup.</text:span></text:p>
      <text:p text:style-name="P60">Uso più risorse di quelle necessarie per assicurarmi una continuità e sicurezza.</text:p>
      <text:p text:style-name="P61">Data mining: programmi di ricerca nei big data di informazioni riservate.</text:p>
      <text:p text:style-name="P61"/>
      <text:p text:style-name="P62">PROGRAMMA SORGENTE: Linguaggi di livello medio e alto.</text:p>
      <text:p text:style-name="P62"/>
      <text:p text:style-name="P62">PROGRAMMA ESEGUIBILE: Assembler → linguaggio vicino alla macchina . Programma scritto in un linguaggio che la CPU può eseguire.</text:p>
      <text:p text:style-name="P62"/>
      <text:p text:style-name="P48">16/01/2019</text:p>
      <text:p text:style-name="P63"/>
      <text:p text:style-name="P63">PC Personal Computer IBM Compatibile (Si incomincia a fare macchine che possono parlare tra di loro)</text:p>
      <text:p text:style-name="P63"/>
      <text:p text:style-name="P63">Si crea il primo linguaggio che permette di scrivere un Sistema Operativo, il linguaggio è C e il S.O. è Linux</text:p>
      <text:p text:style-name="P63">Prima c’era Assembler che parlava direttamente con la CPU quindi con CPU diverse si doveva riscrivere tutto.</text:p>
      <text:p text:style-name="P63"/>
      <text:p text:style-name="P64">BIOS = Basic Input Output System, serie di istruzioni che servono alla CPU per avviare il pc, si trova sulla ROM.</text:p>
      <text:p text:style-name="P64">- Fa Check della Ram</text:p>
      <text:p text:style-name="P64">- Controlla i vari componenti</text:p>
      <text:p text:style-name="P64">- Avvia il SO Sulla memoria di massa , sul primo boot device,</text:p>
      <text:p text:style-name="P64"/>
      <text:p text:style-name="P73"><text:span text:style-name="T28">FILE</text:span> Insieme di dati omogenei etichettabili (con un nome) su una memoria di massa</text:p>
      <text:p text:style-name="P65"/>
      <text:p text:style-name="P65"><text:span text:style-name="T29">File System</text:span>: <text:span text:style-name="T32">Gestore della allocazione dei file nel disco logico, se ho SO diversi nei diversi dischi logici del disco fisico. Potrebbe essere incoerente quello che è scritto su disco e quello che ho segnato nel file system. Per ovviare sono stati fatti </text:span><text:span text:style-name="T20">file system più complessi, definiti journaled, che tengono traccia di tutte le operazioni fatte</text:span><text:span text:style-name="T32"> in modo da essere più sicuro, ma è più lento.</text:span></text:p>
      <text:p text:style-name="P68">Nel mondo Windows: FAT File system non journaled, NTFS file system journaled</text:p>
      <text:p text:style-name="P69"><text:s/>In Linux c’è file system Swap che gestisce la partizione dedicata ai trasferimenti tra RAM e disco quando ram è piena normalmente poco più grande della ram stessa.</text:p>
      <text:p text:style-name="P69"/>
      <text:p text:style-name="P65"/>
      <text:p text:style-name="P66"><text:soft-page-break/><text:span text:style-name="T29">Formattare</text:span> : organizzare lo spazio di una memoria di massa secondo i criteri di un file system</text:p>
      <text:p text:style-name="P66"/>
      <text:p text:style-name="P66"><text:span text:style-name="T30">Partizionare</text:span><text:span text:style-name="T31">: </text:span>Prima della formattazione devo partizionarlo cioè <text:span text:style-name="T17">dividere il disco fisico in dischi logici.</text:span> Se in ognuna metto un SO diverso ogni partizione la formatterò con il File System del SO.</text:p>
      <text:p text:style-name="P67">Posso anche a parità di SO fare due partizioni una per i dati una per i programmi, <text:s/>posso anche formattarli con file system diversi , più adatti per gestire dati o programmi.</text:p>
      <text:p text:style-name="P67">c’è poi il motivo che se devo reinstallare il SO per virus o altro, posso in questo modo formattare solo il SO con i programmi e non quello con i dati.</text:p>
      <text:p text:style-name="P67"/>
      <text:p text:style-name="P70"><text:span text:style-name="T29">Sistema REAL TIME</text:span> è in grado di prevedere i tempi di esecuzione di un dato programma</text:p>
      <text:p text:style-name="P70"/>
      <text:p text:style-name="P71">Terminale di LINUX</text:p>
      <text:p text:style-name="P71"/>
      <text:p text:style-name="P71">ls -l</text:p>
      <text:p text:style-name="P71"/>
      <text:p text:style-name="P71">prime dieci righette</text:p>
      <text:p text:style-name="P71">1 : tipo di file (d directory)</text:p>
      <text:p text:style-name="P71">2 3 4 permessi del proprietario del file</text:p>
      <text:p text:style-name="P71">5 6 7 permessi degli utenti del gruppo</text:p>
      <text:p text:style-name="P71">8 9 10 permessi di tutti gli altri</text:p>
      <text:p text:style-name="P71"/>
      <text:p text:style-name="P71"/>
      <text:p text:style-name="P72">RAID</text:p>
      <text:p text:style-name="P74">Redundant Array of Independent Disks</text:p>
      <text:p text:style-name="P74"> <text:span text:style-name="T3">ovvero </text:span><text:span text:style-name="T33">insieme ridondante di dischi indipendenti,</text:span> <text:span text:style-name="T3">(originariamente "</text:span>Redundant Array of Inexpensive Disks"<text:span text:style-name="T3">, </text:span><text:span text:style-name="T33">insieme ridondante di dischi economici</text:span><text:span text:style-name="T3">), è una tecnica di installazione raggruppata di diversi </text:span><text:a xlink:type="simple" xlink:href="https://it.wikipedia.org/wiki/Disco_rigido" text:style-name="Internet_20_link" text:visited-style-name="Visited_20_Internet_20_Link"><text:span text:style-name="T35">dischi rigidi</text:span></text:a> <text:span text:style-name="T3">in un </text:span><text:a xlink:type="simple" xlink:href="https://it.wikipedia.org/wiki/Computer" text:style-name="Internet_20_link" text:visited-style-name="Visited_20_Internet_20_Link"><text:span text:style-name="T35">computer</text:span></text:a> <text:span text:style-name="T3">(o collegati ad esso) che fa sì che gli stessi nel sistema appaiano e siano utilizzabili come se fossero un unico volume di memorizzazione. Gli scopi del RAID sono: aumentare le performance, rendere il sistema resiliente alla perdita di uno o più dischi e poterli rimpiazzare senza interrompere il servizio. Il RAID sfrutta, con modalità differenti a seconda del tipo di realizzazione, i principi di </text:span><text:a xlink:type="simple" xlink:href="https://it.wikipedia.org/wiki/Ridondanza_(ingegneria)" text:style-name="Internet_20_link" text:visited-style-name="Visited_20_Internet_20_Link"><text:span text:style-name="T35">ridondanza dei dati</text:span></text:a> <text:span text:style-name="T3">e di </text:span><text:a xlink:type="simple" xlink:href="https://it.wikipedia.org/wiki/Calcolo_parallelo" text:style-name="Internet_20_link" text:visited-style-name="Visited_20_Internet_20_Link"><text:span text:style-name="T35">parallelismo</text:span></text:a> <text:span text:style-name="T3">nel loro accesso per garantire, rispetto ad un disco singolo, incrementi di prestazioni, aumenti nella capacità di memorizzazione disponibile, miglioramenti nella </text:span><text:a xlink:type="simple" xlink:href="https://it.wikipedia.org/wiki/Tolleranza_ai_guasti" text:style-name="Internet_20_link" text:visited-style-name="Visited_20_Internet_20_Link"><text:span text:style-name="T35">tolleranza ai guasti</text:span></text:a> <text:span text:style-name="T3">e quindi migliore </text:span><text:a xlink:type="simple" xlink:href="https://it.wikipedia.org/wiki/Affidabilità" text:style-name="Internet_20_link" text:visited-style-name="Visited_20_Internet_20_Link"><text:span text:style-name="T35">affidabilità</text:span></text:a><text:span text:style-name="T3">.</text:span><text:bookmark text:name="cite_ref-Vadala_1-0"/><text:a xlink:type="simple" xlink:href="https://it.wikipedia.org/wiki/RAID#cite_note-Vadala-1" text:style-name="Internet_20_link" text:visited-style-name="Visited_20_Internet_20_Link"><text:span text:style-name="T34">[1]</text:span></text:a> <text:span text:style-name="T3">Le modalità più diffuse sono RAID 0, 1, 5 e 10. La 3 e la 4 sono state praticamente soppiantate dalla 5. Alcuni sistemi usano modalità nidificate come la 10 o altre modalità proprietarie.</text:span></text:p>
      <text:p text:style-name="P74"/>
      <text:p text:style-name="P98">PROMPT DEI COMANTI LINUX</text:p>
      <text:p text:style-name="P98"/>
      <text:p text:style-name="P99">ps: comando che lancia un processo che mi dice quali processi stanno girando</text:p>
      <text:p text:style-name="P99">pwd: print working directory – comando che mi dice in che directory sono</text:p>
      <text:p text:style-name="P99">pathname: nome del percorso Assoluto è il percorso completo <text:span text:style-name="T36">Relativo non indico tutto il percorso ma solo parziale partendo da dove sono</text:span></text:p>
      <text:p text:style-name="P100">i comandi sono a loro volta files <text:span text:style-name="T37">ma non devo dare percorso assoluto</text:span></text:p>
      <text:p text:style-name="P101">forma:</text:p>
      <text:p text:style-name="P101">comando opzioni parametri</text:p>
      <text:p text:style-name="P101">opzioni: indicano in che modo il comando deve lavorare</text:p>
      <text:p text:style-name="P103">mv = muovi ma sostanzialmente taglia e incolla</text:p>
      <text:p text:style-name="P103">cat = leggo il contenuto <text:span text:style-name="T38">di anche più file insieme</text:span></text:p>
      <text:p text:style-name="P104">echo cosa voglio scrivere &gt; nome file</text:p>
      <text:p text:style-name="P106">touch = creo un file</text:p>
      <text:p text:style-name="P106">rm= rinomina</text:p>
      <text:p text:style-name="P106">cp copia</text:p>
      <text:p text:style-name="P104">echo fa echo di quello che scrivo sul prompt</text:p>
      <text:p text:style-name="P104">cat nomefile &gt; nomefile nuovo</text:p>
      <text:p text:style-name="P104">cat nomefile nuovo lui aspetta cosa voglio scrivere per uscire (ctrl d)</text:p>
      <text:p text:style-name="P104"><text:soft-page-break/>&gt; se file target non esiste lo crea se esiste lo sovrascrive</text:p>
      <text:p text:style-name="P104">&gt;&gt; se file target non esiste lo crea se esiste aggiunge in coda</text:p>
      <text:p text:style-name="P105">questi sono lo standard out stdout</text:p>
      <text:p text:style-name="P105"/>
      <text:p text:style-name="P104">2&gt; 2&gt;&gt; <text:span text:style-name="T39">questi vanno a scrivere eventuali messaggi di errore</text:span></text:p>
      <text:p text:style-name="P104"/>
      <text:p text:style-name="P102">permessi file: se sono proprietario posso dare comando</text:p>
      <text:p text:style-name="P102">chmod 777 nomefile</text:p>
      <text:p text:style-name="P102"/>
      <text:p text:style-name="P102">permessi 111 → 7</text:p>
      <text:p text:style-name="P102">100 → 4</text:p>
      <text:p text:style-name="P102">000 → 0</text:p>
      <text:p text:style-name="P102">quindi posso scrivere chmod 740 nomefile </text:p>
      <text:p text:style-name="P102"/>
      <text:p text:style-name="P102">manuale in linea m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4T08:22:20.566725148</meta:creation-date>
    <meta:generator>LibreOffice/5.2.7.2$Linux_X86_64 LibreOffice_project/20m0$Build-2</meta:generator>
    <dc:date>2019-02-06T11:19:20.520237972</dc:date>
    <meta:editing-duration>PT8H19M9S</meta:editing-duration>
    <meta:editing-cycles>39</meta:editing-cycles>
    <meta:document-statistic meta:table-count="0" meta:image-count="0" meta:object-count="0" meta:page-count="7" meta:paragraph-count="200" meta:word-count="2181" meta:character-count="13023" meta:non-whitespace-character-count="11072"/>
  </office:meta>
</office:document-meta>
</file>